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</text:span><text:span text:style-name="T1">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6.8mm" svg:y="16.7mm">
            <text:p text:style-name="P1">Jeżeli </text:p>
            <text:p text:style-name="P1">lng&lt;=norma;</text:p>
            <text:p text:style-name="P1">lng*stawka;</text:p>
            <text:p text:style-name="P1">lng*stawka+(lng-norma)*stawka*(dodatek/1)</text:p>
            <text:p text:style-name="P1"/>
            <text:p text:style-name="P1">Jeżeli </text:p>
            <text:p text:style-name="P1">Liczba nadgodzin &lt;= normy (30h) to stawka płacy wynosi </text:p>
            <text:p text:style-name="P1">10 zł, a kwota przez nas zarobiona wynosi ilość nadgodzin*</text:p>
            <text:p text:style-name="P1">stawka <text:s/></text:p>
            <text:p text:style-name="P1">Jeżeli </text:p>
            <text:p text:style-name="P1">Liczba nadgodzin &gt; normy (30h), to do ilości nadgodzin*</text:p>
            <text:p text:style-name="P1">Stawkę dodajemy ilość nadgodzin wychodzących poza</text:p>
            <text:p text:style-name="P1"><text:s/>Normę* stawka*dodatek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dodatek" table:base-cell-address="$Arkusz1.$C$4" table:cell-range-address="$Arkusz1.$C$4"/>
        <table:named-range table:name="lng" table:base-cell-address="$Arkusz1.$C$6" table:cell-range-address="$Arkusz1.$C$6"/>
        <table:named-range table:name="norma" table:base-cell-address="$Arkusz1.$C$3" table:cell-range-address="$Arkusz1.$C$3"/>
        <table:named-range table:name="stawka" table:base-cell-address="$Arkusz1.$C$5" table:cell-range-address="$Arkusz1.$C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 style:data-style-name="N2" text:time-value="08:05:14.76115896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5T08:45:42.721493505</dc:date>
    <meta:print-date>2003-03-13T12:37:37</meta:print-date>
    <meta:generator>LibreOffice/6.0.2.1$Linux_X86_64 LibreOffice_project/00m0$Build-1</meta:generator>
    <meta:editing-duration>PT29M22S</meta:editing-duration>
    <meta:editing-cycles>3</meta:editing-cycles>
    <meta:document-statistic meta:table-count="3" meta:cell-count="16" meta:object-count="2"/>
  </office:meta>
</office:document-meta>
</file>